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7.14cm"/>
    </style:style>
    <style:style style:name="co6" style:family="table-column">
      <style:table-column-properties fo:break-before="auto" style:column-width="2.028cm"/>
    </style:style>
    <style:style style:name="co7" style:family="table-column">
      <style:table-column-properties fo:break-before="auto" style:column-width="3.473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5" style:family="table-cell" style:parent-style-name="Default" style:data-style-name="N99">
      <style:text-properties fo:language="en" fo:country="US"/>
      <style:map style:condition="is-true-formula([Sheet1.$J2]&gt;COLUMN([Sheet1.C2])-3)" style:apply-style-name="Excel_5f_CondFormat_5f_1_5f_1_5f_1" style:base-cell-address="Sheet1.C2"/>
    </style:style>
    <style:style style:name="ce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fo:font-size="10pt" fo:language="en" fo:country="US" fo:font-style="italic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4" table:default-cell-style-name="ce8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number-columns-repeated="242" table:default-cell-style-name="ce2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formula="oooc:=PRODUCT([.C2:.E2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PRODUCT (does not support blanks!)</text:p>
          </table:table-cell>
          <table:table-cell office:value-type="string">
            <text:p>PRODUCT</text:p>
          </table:table-cell>
          <table:table-cell table:number-columns-repeated="244"/>
        </table:table-row>
        <table:table-row table:style-name="ro2">
          <table:table-cell office:value-type="float" office:value="120">
            <text:p>120</text:p>
          </table:table-cell>
          <table:table-cell table:formula="oooc:=PRODUCT([.C3:.E3])" office:value-type="float" office:value="120">
            <text:p>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20">
            <text:p>720</text:p>
          </table:table-cell>
          <table:table-cell table:formula="oooc:=PRODUCT([.C5:.E6])" office:value-type="float" office:value="720">
            <text:p>7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4400">
            <text:p>14400</text:p>
          </table:table-cell>
          <table:table-cell table:formula="oooc:=PRODUCT([.C6:.E6])^2" office:value-type="float" office:value="14400">
            <office:annotation draw:style-name="gr1" draw:text-style-name="P1" svg:width="1.786cm" svg:height="1.999cm" svg:x="10.657cm" svg:y="1.229cm" draw:caption-point-x="-10.657cm" draw:caption-point-y="-1.229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144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PRODUCT([.C8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PRODUCT([.C9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PRODUCT([.C11];[.D1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0">
            <text:p>20</text:p>
          </table:table-cell>
          <table:table-cell table:formula="oooc:=PRODUCT([.C12];[.D12])" office:value-type="float" office:value="20">
            <text:p>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PRODUCT([.C14];[.D14];[.E14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20">
            <text:p>120</text:p>
          </table:table-cell>
          <table:table-cell table:formula="oooc:=PRODUCT([.C15];[.D15];[.E15])" office:value-type="float" office:value="120">
            <text:p>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0">
            <text:p>70</text:p>
          </table:table-cell>
          <table:table-cell table:formula="oooc:=PRODUCT([.C17];[.G17];[.D17];[.I17])" office:value-type="float" office:value="70">
            <text:p>7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26">
            <text:p>126</text:p>
          </table:table-cell>
          <table:table-cell table:formula="oooc:=PRODUCT([.C18];[.G18];[.D18];[.I18])" office:value-type="float" office:value="126">
            <text:p>12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PRODUCT([.D20];[.C20];[.C20];[.D20])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00">
            <text:p>400</text:p>
          </table:table-cell>
          <table:table-cell table:formula="oooc:=PRODUCT([.D21];[.C21];[.C21];[.D21])" office:value-type="float" office:value="400">
            <text:p>4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20">
            <text:p>120</text:p>
          </table:table-cell>
          <table:table-cell table:formula="oooc:=PRODUCT(ProductRange)" office:value-type="float" office:value="120">
            <text:p>12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PRODUCT([.C24:.E24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10">
            <text:p>210</text:p>
          </table:table-cell>
          <table:table-cell table:formula="oooc:=PRODUCT([.C26:.E26];[.G26];[.I26])" office:value-type="float" office:value="210">
            <text:p>21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0240">
            <text:p>30240</text:p>
          </table:table-cell>
          <table:table-cell table:formula="oooc:=PRODUCT([.C27:.E27];[.G27];[.I27])" office:value-type="float" office:value="30240">
            <text:p>3024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[.C29:.E29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COUNT (does not support blanks!)</text:p>
          </table:table-cell>
          <table:table-cell office:value-type="string">
            <text:p>COUNT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OUNT([.C30:.E30])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COUNT([.C32:.E33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COUNT([.C33:.E33])*2" office:value-type="float" office:value="6">
            <office:annotation draw:style-name="gr1" draw:text-style-name="P1" svg:width="1.785cm" svg:height="2.004cm" svg:x="6.026cm" svg:y="14.761cm" draw:caption-point-x="-6.026cm" draw:caption-point-y="-14.761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COUNT([.C35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COUNT([.C36])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COUNT([.C38];[.D38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COUNT([.C39];[.D39])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[.C41];[.D41];[.E41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UNT([.C42];[.D42];[.E42])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COUNT([.C44];[.G44];[.D44];[.I44])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OUNT([.C45];[.G45];[.D45];[.I45])" office:value-type="float" office:value="4">
            <text:p>4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COUNT([.D47];[.C47];[.C47];[.D47])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COUNT([.D48];[.C48];[.C48];[.D48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(CountRange)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COUNT([.C51:.E51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COUNT([.C53:.E53];[.G53];[.I53])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COUNT([.C54:.E54];[.G54];[.I54])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COUNTA([.C56:.E56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<text:s/></text:p>
          </table:table-cell>
          <table:table-cell table:style-name="ce5" office:value-type="boolean" office:boolean-value="true">
            <text:p>ИСТИНА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COUNTA</text:p>
          </table:table-cell>
          <table:table-cell table:number-columns-repeated="244"/>
        </table:table-row>
        <table:table-row table:style-name="ro2">
          <table:table-cell office:value-type="float" office:value="3">
            <text:p>3</text:p>
          </table:table-cell>
          <table:table-cell table:formula="oooc:=COUNTA([.C57:.E57])" office:value-type="float" office:value="3">
            <text:p>3</text:p>
          </table:table-cell>
          <table:table-cell table:style-name="ce5" office:value-type="boolean" office:boolean-value="false">
            <text:p>ЛОЖЬ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Hello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AVERAGE([.C59:.E59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AVERAGE (does not support blanks!)</text:p>
          </table:table-cell>
          <table:table-cell office:value-type="string">
            <text:p>AVERAGE</text:p>
          </table:table-cell>
          <table:table-cell table:number-columns-repeated="244"/>
        </table:table-row>
        <table:table-row table:style-name="ro2">
          <table:table-cell office:value-type="float" office:value="5">
            <text:p>5</text:p>
          </table:table-cell>
          <table:table-cell table:formula="oooc:=AVERAGE([.C60:.E60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.5">
            <text:p>3,5</text:p>
          </table:table-cell>
          <table:table-cell table:formula="oooc:=AVERAGE([.C62:.E63])" office:value-type="float" office:value="3.5">
            <text:p>3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AVERAGE([.C63:.E63];[.C63:.E63])" office:value-type="float" office:value="5">
            <office:annotation draw:style-name="gr1" draw:text-style-name="P1" svg:width="1.785cm" svg:height="2.004cm" svg:x="6.026cm" svg:y="28.433cm" draw:caption-point-x="-6.026cm" draw:caption-point-y="-28.433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AVERAGE([.C65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AVERAGE([.C66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.5">
            <text:p>1,5</text:p>
          </table:table-cell>
          <table:table-cell table:formula="oooc:=AVERAGE([.C68];[.D68])" office:value-type="float" office:value="1.5">
            <text:p>1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.5">
            <text:p>4,5</text:p>
          </table:table-cell>
          <table:table-cell table:formula="oooc:=AVERAGE([.C69];[.D69])" office:value-type="float" office:value="4.5">
            <text:p>4,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AVERAGE([.C71];[.D71];[.E7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AVERAGE([.C72];[.D72];[.E72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.75">
            <text:p>3,75</text:p>
          </table:table-cell>
          <table:table-cell table:formula="oooc:=AVERAGE([.C74];[.G74];[.D74];[.I74])" office:value-type="float" office:value="3.75">
            <text:p>3,7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25">
            <text:p>4,25</text:p>
          </table:table-cell>
          <table:table-cell table:formula="oooc:=AVERAGE([.C75];[.G75];[.D75];[.I75])" office:value-type="float" office:value="4.25">
            <text:p>4,2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.5">
            <text:p>1,5</text:p>
          </table:table-cell>
          <table:table-cell table:formula="oooc:=AVERAGE([.D77];[.C77];[.C77];[.D77])" office:value-type="float" office:value="1.5">
            <text:p>1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.5">
            <text:p>4,5</text:p>
          </table:table-cell>
          <table:table-cell table:formula="oooc:=AVERAGE([.D78];[.C78];[.C78];[.D78])" office:value-type="float" office:value="4.5">
            <text:p>4,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">
            <text:p>5</text:p>
          </table:table-cell>
          <table:table-cell table:formula="oooc:=AVERAGE(AverageRange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AVERAGE([.C81:.E8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.6">
            <text:p>3,6</text:p>
          </table:table-cell>
          <table:table-cell table:formula="oooc:=AVERAGE([.C83:.E83];[.G83];[.I83])" office:value-type="float" office:value="3.6">
            <text:p>3,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8">
            <text:p>8</text:p>
          </table:table-cell>
          <table:table-cell table:formula="oooc:=AVERAGE([.C84:.E84];[.G84];[.I84])" office:value-type="float" office:value="8">
            <text:p>8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1">
            <text:p>-1</text:p>
          </table:table-cell>
          <table:table-cell table:formula="oooc:=MIN([.C86:.E86])" office:value-type="float" office:value="-1">
            <text:p>-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MIN (does not support blanks!)</text:p>
          </table:table-cell>
          <table:table-cell office:value-type="string">
            <text:p>MIN</text:p>
          </table:table-cell>
          <table:table-cell table:number-columns-repeated="244"/>
        </table:table-row>
        <table:table-row table:style-name="ro2">
          <table:table-cell office:value-type="float" office:value="4">
            <text:p>4</text:p>
          </table:table-cell>
          <table:table-cell table:formula="oooc:=MIN([.C87:.E87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89:.E90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0:.E90])" office:value-type="float" office:value="4">
            <office:annotation draw:style-name="gr1" draw:text-style-name="P1" svg:width="1.785cm" svg:height="2.003cm" svg:x="6.026cm" svg:y="40.738cm" draw:caption-point-x="-6.026cm" draw:caption-point-y="-40.738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2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3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5];[.D95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C96];[.D96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98];[.D98];[.E98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6">
            <text:p>-6</text:p>
          </table:table-cell>
          <table:table-cell table:formula="oooc:=MIN([.C99];[.D99];[.E99])" office:value-type="float" office:value="-6">
            <text:p>-6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6">
            <text:p>-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101];[.G101];[.D101];[.I101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IN([.C102];[.G102];[.D102];[.I102])" office:value-type="float" office:value="1">
            <text:p>1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D104];[.C104];[.C104];[.D104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IN([.D105];[.C105];[.C105];[.D105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">
            <text:p>4</text:p>
          </table:table-cell>
          <table:table-cell table:formula="oooc:=MIN(MinRange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MIN([.C108:.E108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IN([.C110:.E110];[.G110];[.I110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MIN([.C111:.E111];[.G111];[.I111])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C113:.E113])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MAX (does not support blanks!)</text:p>
          </table:table-cell>
          <table:table-cell office:value-type="string">
            <text:p>MAX</text:p>
          </table:table-cell>
          <table:table-cell table:number-columns-repeated="244"/>
        </table:table-row>
        <table:table-row table:style-name="ro2">
          <table:table-cell office:value-type="float" office:value="6">
            <text:p>6</text:p>
          </table:table-cell>
          <table:table-cell table:formula="oooc:=MAX([.C114:.E114])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MAX([.C116:.E117])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6">
            <text:p>6</text:p>
          </table:table-cell>
          <table:table-cell table:formula="oooc:=MAX([.C117:.E117])" office:value-type="float" office:value="6">
            <office:annotation draw:style-name="gr1" draw:text-style-name="P1" svg:width="1.785cm" svg:height="2.004cm" svg:x="6.026cm" svg:y="53.042cm" draw:caption-point-x="-6.026cm" draw:caption-point-y="-53.042cm">
              <dc:date>2007-11-27T00:00:00</dc:date>
              <text:p text:style-name="P1"><text:span text:style-name="T1">peo:</text:span></text:p>
              <text:p text:style-name="P1"><text:span text:style-name="T2">Lower row is always constant, upper row takes on input values!</text:span></text:p>
            </office:annotation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">
            <text:p>1</text:p>
          </table:table-cell>
          <table:table-cell table:formula="oooc:=MAX([.C119])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4">
            <text:p>4</text:p>
          </table:table-cell>
          <table:table-cell table:formula="oooc:=MAX([.C120])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C122];[.D122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AX([.C123];[.D123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">
            <text:p>3</text:p>
          </table:table-cell>
          <table:table-cell table:formula="oooc:=MAX([.C125];[.D125];[.E125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-4">
            <text:p>-4</text:p>
          </table:table-cell>
          <table:table-cell table:formula="oooc:=MAX([.C126];[.D126];[.E126])" office:value-type="float" office:value="-4">
            <text:p>-4</text:p>
          </table:table-cell>
          <table:table-cell table:style-name="ce4" office:value-type="float" office:value="-4">
            <text:p>-4</text:p>
          </table:table-cell>
          <table:table-cell table:style-name="ce4" office:value-type="float" office:value="-5">
            <text:p>-5</text:p>
          </table:table-cell>
          <table:table-cell table:style-name="ce4" office:value-type="float" office:value="-6">
            <text:p>-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MAX([.C128];[.G128];[.D128];[.I128])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7">
            <text:p>7</text:p>
          </table:table-cell>
          <table:table-cell table:formula="oooc:=MAX([.C129];[.G129];[.D129];[.I129])" office:value-type="float" office:value="7">
            <text:p>7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">
            <text:p>2</text:p>
          </table:table-cell>
          <table:table-cell table:formula="oooc:=MAX([.D131];[.C131];[.C131];[.D131])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5">
            <text:p>5</text:p>
          </table:table-cell>
          <table:table-cell table:formula="oooc:=MAX([.D132];[.C132];[.C132];[.D132]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">
            <text:p>6</text:p>
          </table:table-cell>
          <table:table-cell table:formula="oooc:=MAX(MaxRange)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3">
            <text:p>3</text:p>
          </table:table-cell>
          <table:table-cell table:formula="oooc:=MAX([.C135:.E135])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7">
            <text:p>7</text:p>
          </table:table-cell>
          <table:table-cell table:formula="oooc:=MAX([.C137:.E137];[.G137];[.I137])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0">
            <text:p>10</text:p>
          </table:table-cell>
          <table:table-cell table:formula="oooc:=MAX([.C138:.E138];[.G138];[.I138])" office:value-type="float" office:value="10">
            <text:p>1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VARP([.C140])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VARP (does not support blanks!)</text:p>
          </table:table-cell>
          <table:table-cell office:value-type="string">
            <text:p>VARP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VARP([.C141])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25">
            <text:p>0,25</text:p>
          </table:table-cell>
          <table:table-cell table:formula="oooc:=VARP([.C143];[.D143])" office:value-type="float" office:value="0.25">
            <text:p>0,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0.25">
            <text:p>0,25</text:p>
          </table:table-cell>
          <table:table-cell table:formula="oooc:=VARP([.C144];[.D144])" office:value-type="float" office:value="0.25">
            <text:p>0,2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.64">
            <text:p>4,64</text:p>
          </table:table-cell>
          <table:table-cell table:formula="oooc:=VARP([.C146:.E146];[.G146];[.I146])" office:value-type="float" office:value="4.64">
            <text:p>4,6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">
            <text:p>2</text:p>
          </table:table-cell>
          <table:table-cell table:formula="oooc:=VARP([.C147:.E147];[.G147];[.I147])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5">
            <text:p>0,5</text:p>
          </table:table-cell>
          <table:table-cell table:formula="oooc:=VAR([.C149];[.D149])" office:value-type="float" office:value="0.5">
            <text:p>0,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VAR (does not support blanks!)</text:p>
          </table:table-cell>
          <table:table-cell office:value-type="string">
            <text:p>VAR</text:p>
          </table:table-cell>
          <table:table-cell table:number-columns-repeated="244"/>
        </table:table-row>
        <table:table-row table:style-name="ro2">
          <table:table-cell office:value-type="float" office:value="0.5">
            <text:p>0,5</text:p>
          </table:table-cell>
          <table:table-cell table:formula="oooc:=VAR([.C150];[.D150])" office:value-type="float" office:value="0.5">
            <text:p>0,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5.8">
            <text:p>5,8</text:p>
          </table:table-cell>
          <table:table-cell table:formula="oooc:=VAR([.C152:.E152];[.G152];[.I152])" office:value-type="float" office:value="5.8">
            <text:p>5,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7">
            <text:p>7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5">
            <text:p>2,5</text:p>
          </table:table-cell>
          <table:table-cell table:formula="oooc:=VAR([.C153:.E153];[.G153];[.I153])" office:value-type="float" office:value="2.5">
            <text:p>2,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.82842712474619">
            <text:p>2,82843</text:p>
          </table:table-cell>
          <table:table-cell table:formula="oooc:=STDEV([.C155];[.D155])" office:value-type="float" office:value="2.82842712474619">
            <text:p>2,8284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office:value-type="string">
            <text:p>STDEV (does not support blanks!)</text:p>
          </table:table-cell>
          <table:table-cell office:value-type="string">
            <text:p>STDEV</text:p>
          </table:table-cell>
          <table:table-cell table:number-columns-repeated="244"/>
        </table:table-row>
        <table:table-row table:style-name="ro2">
          <table:table-cell office:value-type="float" office:value="2.08166599946613">
            <text:p>2,08167</text:p>
          </table:table-cell>
          <table:table-cell table:formula="oooc:=STDEV([.C156];[.D156];[.E156])" office:value-type="float" office:value="2.08166599946613">
            <text:p>2,0816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office:annotation draw:style-name="gr1" draw:text-style-name="P1" svg:width="3.571cm" svg:height="2.004cm" svg:x="8.983cm" svg:y="70.815cm" draw:caption-point-x="-8.983cm" draw:caption-point-y="-70.81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0.6887182796177">
            <text:p>40,68872</text:p>
          </table:table-cell>
          <table:table-cell table:formula="oooc:=STDEV([.C158:.E158];[.F158:.H158];[.I158])" office:value-type="float" office:value="40.6887182796177">
            <text:p>40,6887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4.15187851918806">
            <text:p>4,15188</text:p>
          </table:table-cell>
          <table:table-cell table:formula="oooc:=STDEV([.C159:.E159];[.F159:.H159];[.I159])" office:value-type="float" office:value="4.15187851918806">
            <text:p>4,15188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1cm" svg:height="2.003cm" svg:x="8.983cm" svg:y="72.183cm" draw:caption-point-x="-8.983cm" draw:caption-point-y="-72.18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STDEVP([.C161])" office:value-type="float" office:value="0">
            <text:p>0</text:p>
          </table:table-cell>
          <table:table-cell table:style-name="ce4" office:value-type="float" office:value="7">
            <text:p>7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STDEVP (does not support blanks!)</text:p>
          </table:table-cell>
          <table:table-cell office:value-type="string">
            <text:p>STDEVP</text:p>
          </table:table-cell>
          <table:table-cell table:number-columns-repeated="244"/>
        </table:table-row>
        <table:table-row table:style-name="ro2">
          <table:table-cell office:value-type="float" office:value="1.5">
            <text:p>1,5</text:p>
          </table:table-cell>
          <table:table-cell table:formula="oooc:=STDEVP([.C162];[.D162])" office:value-type="float" office:value="1.5">
            <text:p>1,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.05480466765633">
            <text:p>2,0548</text:p>
          </table:table-cell>
          <table:table-cell table:formula="oooc:=STDEVP([.C163];[.D163];[.E163])" office:value-type="float" office:value="2.05480466765633">
            <text:p>2,054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office:annotation draw:style-name="gr1" draw:text-style-name="P1" svg:width="3.571cm" svg:height="2.003cm" svg:x="8.983cm" svg:y="74.021cm" draw:caption-point-x="-8.983cm" draw:caption-point-y="-74.02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5">
            <text:p>5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37.6704332172529">
            <text:p>37,67043</text:p>
          </table:table-cell>
          <table:table-cell table:formula="oooc:=STDEVP([.C165:.E165];[.F165:.H165];[.I165])" office:value-type="float" office:value="37.6704332172529">
            <text:p>37,67043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3.8438925848782">
            <text:p>3,84389</text:p>
          </table:table-cell>
          <table:table-cell table:formula="oooc:=STDEVP([.C166:.E166];[.F166:.H166];[.I166])" office:value-type="float" office:value="3.8438925848782">
            <text:p>3,84389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1cm" svg:height="2.004cm" svg:x="8.983cm" svg:y="75.388cm" draw:caption-point-x="-8.983cm" draw:caption-point-y="-75.388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88cm" svg:height="2.004cm" svg:x="31.27cm" svg:y="75.388cm" draw:caption-point-x="-31.27cm" draw:caption-point-y="-75.388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AVEDEV([.C168]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AVEDEV (does not support blanks!)</text:p>
          </table:table-cell>
          <table:table-cell office:value-type="string">
            <text:p>AVEDEV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formula="oooc:=AVEDEV([.C169];[.D169])" office:value-type="float" office:value="2">
            <text:p>2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1.55555555555556">
            <text:p>1,55556</text:p>
          </table:table-cell>
          <table:table-cell table:formula="oooc:=AVEDEV([.C170];[.D170];[.E170])" office:value-type="float" office:value="1.55555555555556">
            <text:p>1,55556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office:annotation draw:style-name="gr1" draw:text-style-name="P1" svg:width="3.571cm" svg:height="2.004cm" svg:x="8.983cm" svg:y="77.226cm" draw:caption-point-x="-8.983cm" draw:caption-point-y="-77.226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26.0926530612245">
            <text:p>26,09265</text:p>
          </table:table-cell>
          <table:table-cell table:formula="oooc:=AVEDEV([.C172:.E172];[.F172:.H172];[.I172])" office:value-type="float" office:value="26.0926530612245">
            <text:p>26,0926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2.69387755102041">
            <text:p>2,69388</text:p>
          </table:table-cell>
          <table:table-cell table:formula="oooc:=AVEDEV([.C173:.E173];[.F173:.H173];[.I173])" office:value-type="float" office:value="2.69387755102041">
            <text:p>2,69388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1cm" svg:height="2.004cm" svg:x="8.983cm" svg:y="78.593cm" draw:caption-point-x="-8.983cm" draw:caption-point-y="-78.593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">
            <text:p>0</text:p>
          </table:table-cell>
          <table:table-cell table:formula="oooc:=DEVSQ([.C175])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office:value-type="string">
            <text:p>DEVSQ (does not support blanks!)</text:p>
          </table:table-cell>
          <table:table-cell office:value-type="string">
            <text:p>DEVSQ</text:p>
          </table:table-cell>
          <table:table-cell table:number-columns-repeated="244"/>
        </table:table-row>
        <table:table-row table:style-name="ro2">
          <table:table-cell office:value-type="float" office:value="8">
            <text:p>8</text:p>
          </table:table-cell>
          <table:table-cell table:formula="oooc:=DEVSQ([.C176];[.D176])" office:value-type="float" office:value="8">
            <text:p>8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3">
            <text:p>3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8.66666666666667">
            <text:p>8,66667</text:p>
          </table:table-cell>
          <table:table-cell table:formula="oooc:=DEVSQ([.C177];[.D177];[.E177])" office:value-type="float" office:value="8.66666666666667">
            <text:p>8,6666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office:annotation draw:style-name="gr1" draw:text-style-name="P1" svg:width="3.571cm" svg:height="2.004cm" svg:x="8.983cm" svg:y="80.431cm" draw:caption-point-x="-8.983cm" draw:caption-point-y="-80.431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3">
            <text:p>3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94cm" svg:height="2.004cm" svg:x="32.725cm" svg:y="80.431cm" draw:caption-point-x="-32.725cm" draw:caption-point-y="-80.4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9933.43077142857">
            <text:p>9933,43077</text:p>
          </table:table-cell>
          <table:table-cell table:formula="oooc:=DEVSQ([.C179:.E179];[.F179:.H179];[.I179])" office:value-type="float" office:value="9933.43077142857">
            <text:p>9933,43077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4cm" svg:height="1.976cm" svg:x="32.725cm" svg:y="81.355cm" draw:caption-point-x="-32.725cm" draw:caption-point-y="-81.35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03.428571428571">
            <text:p>103,42857</text:p>
          </table:table-cell>
          <table:table-cell table:formula="oooc:=DEVSQ([.C180:.E180];[.F180:.H180];[.I180])" office:value-type="float" office:value="103.428571428571">
            <text:p>103,42857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1cm" svg:height="1.968cm" svg:x="8.983cm" svg:y="81.799cm" draw:caption-point-x="-8.983cm" draw:caption-point-y="-81.799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4cm" svg:height="1.968cm" svg:x="32.725cm" svg:y="81.799cm" draw:caption-point-x="-32.725cm" draw:caption-point-y="-81.799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935219529582824">
            <text:p>0,93522</text:p>
          </table:table-cell>
          <table:table-cell table:formula="oooc:=SKEW([.C182];[.D182];[.E182])" office:value-type="float" office:value="0.935219529582824">
            <text:p>0,9352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office:value-type="string">
            <text:p>SKEW (does not support blanks!)</text:p>
          </table:table-cell>
          <table:table-cell office:value-type="string">
            <text:p>SKEW</text:p>
          </table:table-cell>
          <table:table-cell/>
          <table:table-cell office:value-type="string">
            <office:annotation draw:style-name="gr1" draw:text-style-name="P1" svg:width="3.588cm" svg:height="1.976cm" svg:x="31.27cm" svg:y="82.722cm" draw:caption-point-x="-31.27cm" draw:caption-point-y="-82.722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-2.53270664350413">
            <text:p>-2,53271</text:p>
          </table:table-cell>
          <table:table-cell table:formula="oooc:=SKEW([.C184:.E184];[.F184:.H184];[.I184])" office:value-type="float" office:value="-2.53270664350413">
            <text:p>-2,53271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-1.84912637275325">
            <text:p>-1,84913</text:p>
          </table:table-cell>
          <table:table-cell table:formula="oooc:=SKEW([.C185:.E185];[.F185:.H185];[.I185])" office:value-type="float" office:value="-1.84912637275325">
            <text:p>-1,84913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1cm" svg:height="1.969cm" svg:x="8.983cm" svg:y="84.062cm" draw:caption-point-x="-8.983cm" draw:caption-point-y="-84.062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390532544378699">
            <text:p>0,39053</text:p>
          </table:table-cell>
          <table:table-cell table:formula="oooc:=KURT([.C187];[.D187];[.E187];[.F187])" office:value-type="float" office:value="0.390532544378699">
            <text:p>0,3905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-1">
            <text:p>-1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office:value-type="string">
            <text:p>KURT (does not support blanks!)</text:p>
          </table:table-cell>
          <table:table-cell office:value-type="string">
            <text:p>KURT</text:p>
          </table:table-cell>
          <table:table-cell/>
          <table:table-cell office:value-type="string">
            <office:annotation draw:style-name="gr1" draw:text-style-name="P1" svg:width="3.588cm" svg:height="1.977cm" svg:x="31.27cm" svg:y="84.985cm" draw:caption-point-x="-31.27cm" draw:caption-point-y="-84.98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6.5478454980828">
            <text:p>6,54785</text:p>
          </table:table-cell>
          <table:table-cell table:formula="oooc:=KURT([.C189:.E189];[.F189:.H189];[.I189])" office:value-type="float" office:value="6.54784549808281">
            <text:p>6,54785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88cm" svg:height="1.977cm" svg:x="31.27cm" svg:y="85.881cm" draw:caption-point-x="-31.27cm" draw:caption-point-y="-85.88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4.23807576081316">
            <text:p>4,23808</text:p>
          </table:table-cell>
          <table:table-cell table:formula="oooc:=KURT([.C190:.E190];[.F190:.H190];[.I190])" office:value-type="float" office:value="4.23807576081316">
            <text:p>4,23808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0">
            <office:annotation draw:style-name="gr1" draw:text-style-name="P1" svg:width="3.571cm" svg:height="2.004cm" svg:x="8.983cm" svg:y="86.325cm" draw:caption-point-x="-8.983cm" draw:caption-point-y="-86.325cm">
              <dc:date>2007-11-27T00:00:00</dc:date>
              <text:p text:style-name="P1"><text:span text:style-name="T1">vkorenev:</text:span></text:p>
              <text:p text:style-name="P1"><text:span text:style-name="T2">TODO: Test empty cell</text:span></text:p>
            </office:annotation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4cm" svg:height="2.004cm" svg:x="32.725cm" svg:y="86.325cm" draw:caption-point-x="-32.725cm" draw:caption-point-y="-86.325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49">
            <text:p>49</text:p>
          </table:table-cell>
          <table:table-cell table:formula="oooc:=SUMSQ([.C192])" office:value-type="float" office:value="49">
            <text:p>49</text:p>
          </table:table-cell>
          <table:table-cell table:style-name="ce4" office:value-type="float" office:value="7">
            <text:p>7</text:p>
          </table:table-cell>
          <table:table-cell table:style-name="ce4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SUMSQ</text:p>
          </table:table-cell>
          <table:table-cell table:number-columns-repeated="244"/>
        </table:table-row>
        <table:table-row table:style-name="ro2">
          <table:table-cell office:value-type="float" office:value="29">
            <text:p>29</text:p>
          </table:table-cell>
          <table:table-cell table:formula="oooc:=SUMSQ([.C193];[.D193])" office:value-type="float" office:value="29">
            <text:p>2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float" office:value="29">
            <text:p>29</text:p>
          </table:table-cell>
          <table:table-cell table:formula="oooc:=SUMSQ([.C194];[.D194];[.E194])" office:value-type="float" office:value="29">
            <text:p>29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10460.3069">
            <text:p>10460,3069</text:p>
          </table:table-cell>
          <table:table-cell table:formula="oooc:=SUMSQ([.C196:.E196];[.F196:.H196];[.I196])" office:value-type="float" office:value="10460.3069">
            <text:p>10460,3069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.45">
            <text:p>5,45</text:p>
          </table:table-cell>
          <table:table-cell table:style-name="ce4" office:value-type="float" office:value="7.62">
            <text:p>7,62</text:p>
          </table:table-cell>
          <table:table-cell table:style-name="ce4" office:value-type="float" office:value="12.7">
            <text:p>12,7</text:p>
          </table:table-cell>
          <table:table-cell table:style-name="ce4" office:value-type="float" office:value="14.5">
            <text:p>14,5</text:p>
          </table:table-cell>
          <table:table-cell table:style-name="ce4" office:value-type="float" office:value="-100">
            <text:p>-100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office:value-type="float" office:value="115">
            <text:p>115</text:p>
          </table:table-cell>
          <table:table-cell table:formula="oooc:=SUMSQ([.C197:.E197];[.F197:.H197];[.I197])" office:value-type="float" office:value="115">
            <text:p>115</text:p>
          </table:table-cell>
          <table:table-cell table:style-name="ce4" office:value-type="float" office:value="-10">
            <text:p>-10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-1">
            <text:p>-1</text:p>
          </table:table-cell>
          <table:table-cell table:style-name="ce4" office:value-type="float" office:value="-2">
            <text:p>-2</text:p>
          </table:table-cell>
          <table:table-cell table:style-name="ce4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4cm" svg:height="2.003cm" svg:x="32.725cm" svg:y="89.531cm" draw:caption-point-x="-32.725cm" draw:caption-point-y="-89.531cm">
              <dc:date>2007-11-2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4" table:number-columns-repeated="7"/>
          <table:table-cell table:number-columns-repeated="247"/>
        </table:table-row>
        <table:table-row table:style-name="ro2">
          <table:table-cell office:value-type="float" office:value="0.666666666666667">
            <text:p>0,66667</text:p>
          </table:table-cell>
          <table:table-cell table:formula="oooc:=COVAR([.C199:.E199];[.F199:.H199])" office:value-type="float" office:value="0.666666666666667">
            <text:p>0,6666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/>
          <table:table-cell office:value-type="float" office:value="6">
            <text:p>6</text:p>
          </table:table-cell>
          <table:table-cell table:number-columns-repeated="2" office:value-type="string">
            <text:p>COVAR</text:p>
          </table:table-cell>
          <table:table-cell table:number-columns-repeated="244"/>
        </table:table-row>
        <table:table-row table:style-name="ro2">
          <table:table-cell office:value-type="float" office:value="-0.111111111111111">
            <text:p>-0,11111</text:p>
          </table:table-cell>
          <table:table-cell table:formula="oooc:=COVAR([.C200:.E200];[.F200:.H200])" office:value-type="float" office:value="-0.111111111111111">
            <text:p>-0,111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office:value-type="float" office:value="6">
            <text:p>6</text:p>
          </table:table-cell>
          <table:table-cell table:number-columns-repeated="246"/>
        </table:table-row>
        <table:table-row table:style-name="ro3">
          <table:table-cell table:number-columns-repeated="256"/>
        </table:table-row>
        <table:table-row table:style-name="ro2">
          <table:table-cell office:value-type="float" office:value="0.25">
            <text:p>0,25</text:p>
          </table:table-cell>
          <table:table-cell table:formula="oooc:=COVAR([.C202:.D202];[.E202:.F202])" office:value-type="float" office:value="0.25">
            <text:p>0,2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NA</text:p>
          </table:table-cell>
          <table:table-cell table:formula="oooc:=COVAR([.C203:.E203];[.F203:.G203])" office:value-type="float" office:value="0">
            <text:p>Err:50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/A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3" table:formula="oooc:=SUMIF([.D205:.F205];&quot;&gt;&quot;&amp;[.C205];[.G205:.I205])" office:value-type="float" office:value="43">
            <text:p>43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9" office:value-type="float" office:value="7">
            <text:p>7</text:p>
          </table:table-cell>
          <table:table-cell table:number-columns-repeated="2" table:style-name="ce10" office:value-type="string">
            <text:p>SUMIF</text:p>
          </table:table-cell>
          <table:table-cell table:number-columns-repeated="244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table:formula="oooc:=SUMIF([.D206:.F206];&quot;&gt;&quot;&amp;[.C206])" office:value-type="float" office:value="23">
            <text:p>23</text:p>
          </table:table-cell>
          <table:table-cell table:number-columns-repeated="2"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6" table:number-columns-repeated="3"/>
          <table:table-cell table:style-name="ce9" office:value-type="float" office:value="4">
            <text:p>4</text:p>
          </table:table-cell>
          <table:table-cell table:style-name="ce6" table:number-columns-repeated="2"/>
          <table:table-cell table:number-columns-repeated="244"/>
        </table:table-row>
        <table:table-row table:style-name="ro3" table:number-rows-repeated="65329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AverageRange" table:base-cell-address="$Sheet1.$A$1" table:cell-range-address="$Sheet1.$C$80:.$E$80"/>
        <table:named-range table:name="CiteHeader" table:base-cell-address="$Sheet1.$A$1" table:cell-range-address="$Sheet1.$A$1:.$L$1"/>
        <table:named-range table:name="CiteVAR" table:base-cell-address="$Sheet1.$A$1" table:cell-range-address="$Sheet1.$A$149:.$L$153"/>
        <table:named-range table:name="CountRange" table:base-cell-address="$Sheet1.$A$1" table:cell-range-address="$Sheet1.$C$50:.$E$50"/>
        <table:named-range table:name="MaxRange" table:base-cell-address="$Sheet1.$A$1" table:cell-range-address="$Sheet1.$C$134:.$E$134"/>
        <table:named-range table:name="MinRange" table:base-cell-address="$Sheet1.$A$1" table:cell-range-address="$Sheet1.$C$107:.$E$107"/>
        <table:named-range table:name="ProductRange" table:base-cell-address="$Sheet1.$A$1" table:cell-range-address="$Sheet1.$C$23:.$E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2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4-21T12:47:31</dc:date>
    <dc:language>ru-RU</dc:language>
    <meta:editing-cycles>4</meta:editing-cycles>
    <meta:editing-duration>PT34M57S</meta:editing-duration>
    <meta:user-defined meta:name="Info 1"/>
    <meta:user-defined meta:name="Info 2"/>
    <meta:user-defined meta:name="Info 3"/>
    <meta:user-defined meta:name="Info 4"/>
    <meta:document-statistic meta:table-count="1" meta:cell-count="978"/>
  </office:meta>
</office:document-meta>
</file>